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41f" officeooo:paragraph-rsid="0015141f"/>
    </style:style>
    <style:style style:name="P2" style:family="paragraph" style:parent-style-name="Standard">
      <style:text-properties fo:font-size="14pt" fo:font-weight="bold" officeooo:rsid="0015141f" officeooo:paragraph-rsid="0015141f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officeooo:paragraph-rsid="0015141f"/>
    </style:style>
    <style:style style:name="P4" style:family="paragraph" style:parent-style-name="Standard" style:list-style-name="L1">
      <style:text-properties fo:font-weight="bold" officeooo:rsid="0015141f" officeooo:paragraph-rsid="0015141f" style:font-weight-asian="bold" style:font-weight-complex="bold"/>
    </style:style>
    <style:style style:name="P5" style:family="paragraph" style:parent-style-name="Standard" style:list-style-name="L1">
      <style:text-properties officeooo:rsid="0015141f" officeooo:paragraph-rsid="0015141f"/>
    </style:style>
    <style:style style:name="P6" style:family="paragraph" style:parent-style-name="Standard">
      <style:text-properties fo:font-weight="bold" officeooo:rsid="0015141f" officeooo:paragraph-rsid="0015141f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bold" officeooo:rsid="0015141f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6-cuestiones-de-análisis-a-responder-junto-al-diagrama" text:anchor-type="page" text:anchor-page-number="1" svg:x="-0.741cm" svg:y="0cm" svg:width="0.741cm" draw:z-index="0">
        <draw:text-box fo:min-height="0.741cm">
          <text:p text:style-name="P7"/>
        </draw:text-box>
      </draw:frame>
      <text:p text:style-name="P1">Asdasd</text:p>
      <text:p text:style-name="P1"/>
      <text:p text:style-name="P2">Cuestiones de análisis (a responder junto al diagrama)</text:p>
      <text:p text:style-name="P2"/>
      <text:p text:style-name="P1">Responde de forma razonada a las siguientes preguntas:</text:p>
      <text:p text:style-name="P1"/>
      <text:list text:style-name="L1">
        <text:list-item>
          <text:p text:style-name="P3"><text:span text:style-name="T1">¿Qué tipo de relación existe entre </text:span><text:span text:style-name="Source_20_Text"><text:span text:style-name="T1">Agenda</text:span></text:span><text:span text:style-name="T1"> y </text:span><text:span text:style-name="Source_20_Text"><text:span text:style-name="T1">Contacto</text:span></text:span><text:span text:style-name="T1">?</text:span></text:p>
          <text:p text:style-name="P3"/>
        </text:list-item>
        <text:list-item>
          <text:p text:style-name="P3"><text:span text:style-name="T1">¿Qué tipo de relación existe entre </text:span><text:span text:style-name="Source_20_Text"><text:span text:style-name="T1">Contacto</text:span></text:span><text:span text:style-name="T1"> y </text:span><text:span text:style-name="Source_20_Text"><text:span text:style-name="T1">Telefono</text:span></text:span><text:span text:style-name="T1">?</text:span></text:p>
          <text:p text:style-name="P3"/>
        </text:list-item>
        <text:list-item>
          <text:p text:style-name="P3"><text:span text:style-name="T1">¿Qué tipo de relación existe entre </text:span><text:span text:style-name="Source_20_Text"><text:span text:style-name="T1">Contacto</text:span></text:span><text:span text:style-name="T1"> y </text:span><text:span text:style-name="Source_20_Text"><text:span text:style-name="T1">Direccion</text:span></text:span><text:span text:style-name="T1">?</text:span></text:p>
          <text:p text:style-name="P3"/>
        </text:list-item>
        <text:list-item>
          <text:p text:style-name="P3"><text:span text:style-name="T1">¿Por qué los tipos </text:span><text:span text:style-name="Source_20_Text"><text:span text:style-name="T1">TipoTelefono</text:span></text:span><text:span text:style-name="T1"> y </text:span><text:span text:style-name="Source_20_Text"><text:span text:style-name="T1">TipoVia</text:span></text:span><text:span text:style-name="T1"> se modelan como enumerados?</text:span></text:p>
          <text:p text:style-name="P3"/>
        </text:list-item>
        <text:list-item>
          <text:p text:style-name="P4">¿Qué relaciones del diagrama son asociaciones simples y cuáles podrían interpretarse</text:p>
          <text:p text:style-name="P4"><text:s/>como agregación o composición?</text:p>
          <text:p text:style-name="P5"/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8:14:53.954651800</meta:creation-date>
    <dc:date>2026-01-15T18:16:29.275339700</dc:date>
    <meta:editing-duration>PT1M36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9" meta:word-count="75" meta:character-count="472" meta:non-whitespace-character-count="410"/>
  </office:meta>
</office:document-meta>
</file>